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GB"/>
    </style:style>
    <style:style style:name="P3" style:parent-style-name="Normal" style:family="paragraph">
      <style:text-properties fo:language="en" fo:country="GB"/>
    </style:style>
  </office:automatic-styles>
  <office:body>
    <office:text text:use-soft-page-breaks="true">
      <text:p text:style-name="P1">Attaque SYN Flood utilisant hping3</text:p>
      <text:p text:style-name="Normal"/>
      <text:p text:style-name="Normal">Par AMINA MAZOUZI</text:p>
      <text:p text:style-name="Normal"/>
      <text:p text:style-name="Normal">I. Introduction :</text:p>
      <text:p text:style-name="Normal"/>
      <text:p text:style-name="Normal">Une attaque SYN flood est un type d'attaque par déni de service (DoS) qui exploite la poignée de main à trois voies du protocole TCP en envoyant un grand nombre de requêtes SYN à un système cible. Cela submerge la cible et empêche le traitement du trafic légitime. Ce rapport présente un guide étape par étape pour effectuer une attaque SYN flood sur une machine Windows 7 en utilisant hping3.</text:p>
      <text:p text:style-name="Normal"/>
      <text:p text:style-name="Normal">II. Étapes Suivies :</text:p>
      <text:p text:style-name="Normal"/>
      <text:p text:style-name="Normal">Prérequis</text:p>
      <text:p text:style-name="Normal"/>
      <text:p text:style-name="Normal">Machine Linux :</text:p>
      <text:p text:style-name="Normal">Installer hping3 sur une machine Linux.</text:p>
      <text:p text:style-name="Normal">Machine Cible :</text:p>
      <text:p text:style-name="Normal">Configurer une machine Windows 7 comme cible.</text:p>
      <text:p text:style-name="Normal">Vérification de la Connectivité</text:p>
      <text:p text:style-name="Normal"/>
      <text:p text:style-name="Normal">Assurer que la machine Windows 7 est sur le même réseau que votre machine Linux.</text:p>
      <text:p text:style-name="Normal">Confirmer l'adresse IP de la machine Windows 7.</text:p>
      <text:p text:style-name="Normal">Pinger la machine Windows 7 depuis votre machine Linux pour vérifier la connectivité.</text:p>
      <text:p text:style-name="Normal">Exécution de l'Attaque SYN Flood</text:p>
      <text:p text:style-name="Normal"/>
      <text:p text:style-name="Normal">Exécuter la commande suivante sur la machine Linux :</text:p>
      <text:p text:style-name="P2">sudo hping3 -S -p 80 --flood 192.168.1.100</text:p>
      <text:p text:style-name="Normal">Surveillance de la Machine Cible</text:p>
      <text:p text:style-name="Normal"/>
      <text:p text:style-name="Normal">Sur la machine Windows 7, surveiller le trafic réseau et la performance du système.</text:p>
      <text:soft-page-break/>
      <text:p text:style-name="Normal">Ouvrir l'invite de commande et utiliser netstat pour vérifier un grand nombre d'états SYN_RECV :</text:p>
      <text:p text:style-name="P3">netstat -an | find "SYN_RECV"</text:p>
      <text:p text:style-name="Normal">Utiliser le Gestionnaire des tâches pour observer l'utilisation du CPU et de la mémoire.</text:p>
      <text:p text:style-name="Normal">III. Ce que j'ai fait :</text:p>
      <text:p text:style-name="Normal"/>
      <text:p text:style-name="Normal">Dans une attaque SYN flood, j'exploite une vulnérabilité dans la poignée de main à trois voies du TCP en envoyant un grand nombre de requêtes SYN au serveur cible sans compléter la poignée de main. Cela force le serveur à allouer des ressources pour chaque connexion partiellement ouverte, le submergeant finalement et empêchant les utilisateurs légitimes de se connecter. En bombardant continuellement le serveur avec ces requêtes, je peux épuiser ses ressources et provoquer un déni de service, démontrant ainsi la nécessité cruciale de mesures de sécurité robustes pour atténuer de telles attaques.</text:p>
      <text:p text:style-name="Normal"/>
      <text:p text:style-name="Normal">IV. Défenses Contre les Attaques SYN Flood</text:p>
      <text:p text:style-name="Normal"/>
      <text:p text:style-name="Normal">SYN Cookies :</text:p>
      <text:p text:style-name="Normal"/>
      <text:p text:style-name="Normal">Une technique pour gérer les SYN floods en n'allouant pas de ressources tant que la connexion n'est pas entièrement établie.</text:p>
      <text:p text:style-name="Normal">Limitation de Taux :</text:p>
      <text:p text:style-name="Normal"/>
      <text:p text:style-name="Normal">Limiter le taux des paquets SYN entrants.</text:p>
      <text:p text:style-name="Normal">Pare-feu et Systèmes de Détection d'Intrusion (IDS) :</text:p>
      <text:p text:style-name="Normal"/>
      <text:p text:style-name="Normal">Configurés pour détecter et atténuer les attaques SYN flood.</text:p>
      <text:p text:style-name="Normal">Ce rapport décrit une méthodologie claire pour mener une attaque SYN flood et souligne l'importance de mettre en œuvre des défenses efficaces pour protéger les systèmes contre de telles vulnérabilités.</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villion</meta:initial-creator>
    <dc:creator>Pavillion</dc:creator>
    <meta:creation-date>2024-05-28T20:07:00Z</meta:creation-date>
    <dc:date>2024-05-28T20:12:00Z</dc:date>
    <meta:template xlink:href="Normal" xlink:type="simple"/>
    <meta:editing-cycles>1</meta:editing-cycles>
    <meta:editing-duration>PT300S</meta:editing-duration>
    <meta:document-statistic meta:page-count="2" meta:paragraph-count="5" meta:word-count="389" meta:character-count="2527" meta:row-count="17" meta:non-whitespace-character-count="2143"/>
  </office:meta>
</office:document-meta>
</file>